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Kluge</text:p>
      <text:p text:style-name="P1">autoDEC Milestone</text:p>
      <text:p text:style-name="P2">Abstract:</text:p>
      <text:p text:style-name="P2"><text:tab/><text:span text:style-name="T1">autoDEC is a program that takes a WAVE or MIDI as input file and turns it into a script for the popular voice synthesizer DECtalk. DECtalk's big claim to fame is being used by Stephen Hawking, and is often known for the signature vibrato that it adds to words. </text:span></text:p>
      <text:p text:style-name="P2">Introduction:</text:p>
      <text:p text:style-name="P2"><text:tab/><text:span text:style-name="T1">autoDEC was created because translating a song into a DECtalk script takes a lot of time and work. The remainder of this paper will describe how the many systems of autoDEC interact with each other, the capabilities of autoDEC, and other work that has been done with DECtalk.</text:span></text:p>
      <text:p text:style-name="P2">System Description:</text:p>
      <text:p text:style-name="P2"><text:tab/><text:span text:style-name="T1">As of now, autoDEC is interacted with solely through a command line interface. All user interaction is currently located in src/test. Only production code is located in src/main, and the user interface has not been developed yet. Due to the fact that nothing quite like autoDEC already exists, the many ways of getting the necessary information had to be tes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Kluge</meta:initial-creator>
    <meta:creation-date>2018-04-07T16:39:20</meta:creation-date>
    <meta:generator>OpenOffice/4.1.3$Unix OpenOffice.org_project/413m1$Build-9783</meta:generator>
    <dc:date>2018-04-07T16:55:53</dc:date>
    <dc:creator>William Kluge</dc:creator>
    <meta:editing-duration>PT16M35S</meta:editing-duration>
    <meta:editing-cycles>13</meta:editing-cycles>
    <meta:document-statistic meta:table-count="0" meta:image-count="0" meta:object-count="0" meta:page-count="1" meta:paragraph-count="8" meta:word-count="165" meta:character-count="972"/>
  </office:meta>
</office:document-meta>
</file>